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ializeWriterTest_5.test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ializeWriterTest_5.test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ializeWriterTest_5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ializeWriterTest_5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ializeWriterTest_5.test_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